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286" officeooo:paragraph-rsid="00113286"/>
    </style:style>
    <style:style style:name="P2" style:family="paragraph" style:parent-style-name="Standard">
      <style:paragraph-properties fo:text-align="center" style:justify-single-word="false"/>
      <style:text-properties officeooo:rsid="00113286" officeooo:paragraph-rsid="0011328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hot tub retailer and installer purchases hot tubs and installs them with a water pump and corresponding tubing for each model type.</text:p>
      <text:p text:style-name="P1"/>
      <text:p text:style-name="P1">The first model requires 9 hours of labor and and 12 feet of tubing, while the second model requires 6 hours of labor and 16 feet of tubing. Currently the first model can be sold for a $350 profit and the second model can be sold for a $300 profit.</text:p>
      <text:p text:style-name="P1"/>
      <text:p text:style-name="P1">The company expects to have 200 pumps, 1566 hours of labor, and 2880 feet of tubing available during the next production cycle.</text:p>
      <text:p text:style-name="P1"/>
      <text:p text:style-name="P1"/>
      <text:p text:style-name="P1"/>
      <text:p text:style-name="P1"/>
      <text:p text:style-name="P2"><draw:frame draw:style-name="fr1" draw:name="Object1" text:anchor-type="as-char" svg:y="-0.6917in" svg:width="5.6555in" svg:height="1.325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7:57:07.004662201</meta:creation-date>
    <dc:date>2025-02-06T18:23:45.935702739</dc:date>
    <meta:editing-duration>PT10M43S</meta:editing-duration>
    <meta:editing-cycles>2</meta:editing-cycles>
    <meta:generator>LibreOffice/7.3.7.2$Linux_X86_64 LibreOffice_project/30$Build-2</meta:generator>
    <meta:document-statistic meta:table-count="0" meta:image-count="0" meta:object-count="1" meta:page-count="1" meta:paragraph-count="4" meta:word-count="96" meta:character-count="509" meta:non-whitespace-character-count="417"/>
  </office:meta>
</office:document-meta>
</file>

<file path=Object 1/content.xml><?xml version="1.0" encoding="utf-8"?>
<math xmlns="http://www.w3.org/1998/Math/MathML" display="block">
  <semantics>
    <mtable>
      <mtr>
        <mtd columnalign="left">
          <mtext>Maximize:</mtext>
        </mtd>
        <mtd>
          <mrow>
            <mn>350</mn>
            <mrow>
              <msub>
                <mi>X</mi>
                <mn>1</mn>
              </msub>
              <mo stretchy="false">+</mo>
              <mphantom>
                <mi>a</mi>
              </mphantom>
            </mrow>
          </mrow>
        </mtd>
        <mtd>
          <mrow>
            <mn>300</mn>
            <msub>
              <mi>X</mi>
              <mn>2</mn>
            </msub>
          </mrow>
        </mtd>
        <mtd>
          <mphantom>
            <mi>a</mi>
          </mphantom>
        </mtd>
        <mtd>
          <mtext>Profit</mtext>
        </mtd>
      </mtr>
      <mtr>
        <mtd columnalign="left">
          <mtext>Constraints:</mtext>
        </mtd>
        <mtd>
          <mrow>
            <mn>1</mn>
            <mrow>
              <msub>
                <mi>X</mi>
                <mn>1</mn>
              </msub>
              <mo stretchy="false">+</mo>
              <mphantom>
                <mi>a</mi>
              </mphantom>
            </mrow>
          </mrow>
        </mtd>
        <mtd>
          <mrow>
            <mn>1</mn>
            <msub>
              <mi>X</mi>
              <mn>2</mn>
            </msub>
          </mrow>
        </mtd>
        <mtd>
          <mrow>
            <mphantom>
              <mi>a</mi>
            </mphantom>
            <mo stretchy="false">≤</mo>
            <mn>200</mn>
          </mrow>
        </mtd>
        <mtd>
          <mtext>Pump Constraint</mtext>
        </mtd>
      </mtr>
      <mtr>
        <mtd columnalign="left">
          <mphantom>
            <mi>a</mi>
          </mphantom>
        </mtd>
        <mtd>
          <mrow>
            <mn>9</mn>
            <mrow>
              <msub>
                <mi>X</mi>
                <mn>1</mn>
              </msub>
              <mo stretchy="false">+</mo>
              <mphantom>
                <mi>a</mi>
              </mphantom>
            </mrow>
          </mrow>
        </mtd>
        <mtd>
          <mrow>
            <mn>6</mn>
            <msub>
              <mi>X</mi>
              <mn>2</mn>
            </msub>
          </mrow>
        </mtd>
        <mtd>
          <mrow>
            <mphantom>
              <mi>a</mi>
            </mphantom>
            <mo stretchy="false">≤</mo>
            <mn>1,566</mn>
          </mrow>
        </mtd>
        <mtd>
          <mtext>Labor Constraint</mtext>
        </mtd>
      </mtr>
      <mtr>
        <mtd columnalign="left">
          <mphantom>
            <mi>a</mi>
          </mphantom>
        </mtd>
        <mtd>
          <mrow>
            <mn>12</mn>
            <mrow>
              <msub>
                <mi>X</mi>
                <mn>1</mn>
              </msub>
              <mo stretchy="false">+</mo>
              <mphantom>
                <mi>a</mi>
              </mphantom>
            </mrow>
          </mrow>
        </mtd>
        <mtd>
          <mrow>
            <mn>16</mn>
            <msub>
              <mi>X</mi>
              <mn>2</mn>
            </msub>
          </mrow>
        </mtd>
        <mtd>
          <mrow>
            <mphantom>
              <mi>a</mi>
            </mphantom>
            <mo stretchy="false">≤</mo>
            <mn>2,880</mn>
          </mrow>
        </mtd>
        <mtd>
          <mtext>Tubing Constraint</mtext>
        </mtd>
      </mtr>
      <mtr>
        <mtd columnalign="left">
          <mphantom>
            <mi>a</mi>
          </mphantom>
        </mtd>
        <mtd>
          <mrow>
            <mn>1</mn>
            <msub>
              <mi>X</mi>
              <mn>1</mn>
            </msub>
          </mrow>
        </mtd>
        <mtd>
          <mphantom>
            <mi>a</mi>
          </mphantom>
        </mtd>
        <mtd>
          <mrow>
            <mphantom>
              <mi>a</mi>
            </mphantom>
            <mo stretchy="false">≤</mo>
            <mn>0</mn>
          </mrow>
        </mtd>
        <mtd>
          <mtext>Lower Bound (Non-Zero) Constraint</mtext>
        </mtd>
      </mtr>
      <mtr>
        <mtd columnalign="left">
          <mphantom>
            <mi>a</mi>
          </mphantom>
        </mtd>
        <mtd>
          <mphantom>
            <mi>a</mi>
          </mphantom>
        </mtd>
        <mtd>
          <mrow>
            <mn>1</mn>
            <msub>
              <mi>X</mi>
              <mn>2</mn>
            </msub>
          </mrow>
        </mtd>
        <mtd>
          <mrow>
            <mphantom>
              <mi>a</mi>
            </mphantom>
            <mo stretchy="false">≤</mo>
            <mn>0</mn>
          </mrow>
        </mtd>
        <mtd>
          <mtext>Lower Bound (Non-Zero) Constraint</mtext>
        </mtd>
      </mtr>
    </mtable>
    <annotation encoding="StarMath 5.0">matrix{
alignl "Maximize:" # 350 X_1 + phantom a # 300 X_2 # phantom a# "Profit" ##
alignl "Constraints:" # 1 X_1 + phantom a # 1 X_2 # phantom a &lt;= 200 # "Pump Constraint" ##
alignl phantom a # 9 X_1 + phantom a #  6 X_2 # phantom a &lt;= 1,566 # "Labor Constraint" ##
alignl phantom a # 12 X_1 + phantom a #  16 X_2 # phantom a &lt;= 2,880 # "Tubing Constraint" ##
alignl phantom a # 1 X_1  #  phantom a # phantom a &lt;= 0 # "Lower Bound (Non-Zero) Constraint" ##
alignl phantom a # phantom a # 1 X_2  #   phantom a &lt;= 0 # "Lower Bound (Non-Zero) Constraint"
}</annotation>
  </semantics>
</math>
</file>